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208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127.18mm"/>
    </style:style>
    <style:style style:name="co7" style:family="table-column">
      <style:table-column-properties fo:break-before="auto" style:column-width="60.45mm"/>
    </style:style>
    <style:style style:name="co8" style:family="table-column">
      <style:table-column-properties fo:break-before="auto" style:column-width="1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5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office:annotation draw:style-name="gr6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5" office:value-type="string" calcext:value-type="string">
            <text:p>202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3"/>
        <table:table-column table:style-name="co6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</text:span><text:span text:style-name="T1">уровня </text:span><text:span text:style-name="T1">начинается с 6 </text:span><text:span text:style-name="T1">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7" table:default-cell-style-name="ce3"/>
        <table:table-column table:style-name="co8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.00.0000</text:date>, <text:time style:data-style-name="N2" text:time-value="22:04:35.3684945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2-21T22:04:58.785306199</dc:date>
    <meta:editing-duration>PT40M50S</meta:editing-duration>
    <meta:editing-cycles>9</meta:editing-cycles>
    <meta:generator>LibreOffice/5.1.6.2$Linux_X86_64 LibreOffice_project/10m0$Build-2</meta:generator>
    <meta:document-statistic meta:table-count="3" meta:cell-count="42" meta:object-count="0"/>
  </office:meta>
</office:document-meta>
</file>